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aihan Gul<text:line-break/></text:span> 10 Kingsley Road<text:line-break/> Birmingham, UK<text:line-break/> 📞 07846 923115<text:line-break/> 📧 raihangul109@gmail.com</text:p>
      <text:p text:style-name="Standard"><draw:rect text:anchor-type="as-char" style:rel-width="100%" draw:z-index="0" draw:style-name="gr1" draw:text-style-name="P18" svg:width="0.0012in" svg:height="0.0213in"><text:p/></draw:rect></text:p>
      <text:p text:style-name="P17"><text:bookmark text:name="_4m1eua311p5p"/><text:span text:style-name="T2">Personal Profile</text:span></text:p>
      <text:p text:style-name="P1">Reliable and hardworking individual with practical warehouse experience and a strong educational background in compucter science. I’m physically fit, quick to learn new systems, and enjoy working in fast-paced environments. Looking for warehousing roles where I can contribute immediately while continuing to grow my skills on the job.</text:p>
      <text:p text:style-name="Standard"><draw:rect text:anchor-type="as-char" style:rel-width="100%" draw:z-index="1" draw:style-name="gr1" draw:text-style-name="P18" svg:width="0.0012in" svg:height="0.0213in"><text:p/></draw:rect></text:p>
      <text:p text:style-name="P17"><text:bookmark text:name="_s6kgpsgiifrb"/><text:span text:style-name="T2">Key Skills</text:span></text:p>
      <text:list xml:id="list2403596770" text:style-name="WWNum3">
        <text:list-item>
          <text:p text:style-name="P3">Order Picking &amp; Packing<text:line-break/></text:p>
        </text:list-item>
        <text:list-item>
          <text:p text:style-name="P8">Operating Warehouse Machinery<text:line-break/></text:p>
        </text:list-item>
        <text:list-item>
          <text:p text:style-name="P8">Manual Handling &amp; Heavy Lifting<text:line-break/></text:p>
        </text:list-item>
        <text:list-item>
          <text:p text:style-name="P8">Stock Replenishment &amp; Control<text:line-break/></text:p>
        </text:list-item>
        <text:list-item>
          <text:p text:style-name="P8">Health &amp; Safety Awareness<text:line-break/></text:p>
        </text:list-item>
        <text:list-item>
          <text:p text:style-name="P8">Time Management<text:line-break/></text:p>
        </text:list-item>
        <text:list-item>
          <text:p text:style-name="P8">Basic IT &amp; System Use<text:line-break/></text:p>
        </text:list-item>
        <text:list-item>
          <text:p text:style-name="P12">Strong Work Ethic &amp; Team Player<text:line-break/></text:p>
        </text:list-item>
      </text:list>
      <text:p text:style-name="Standard"><draw:rect text:anchor-type="as-char" style:rel-width="100%" draw:z-index="2" draw:style-name="gr1" draw:text-style-name="P18" svg:width="0.0012in" svg:height="0.0213in"><text:p/></draw:rect></text:p>
      <text:p text:style-name="P17"><text:bookmark text:name="_3w9q1rmu3eyb"/><text:span text:style-name="T2">Work Experience</text:span></text:p>
      <text:p text:style-name="P1"><text:span text:style-name="T1">Warehouse Operative<text:line-break/></text:span> <text:span text:style-name="T3">Harada Industries, Birmingham<text:line-break/></text:span> <text:span text:style-name="T3">June 2023 – February 2024</text:span></text:p>
      <text:list xml:id="list750842097" text:style-name="WWNum5">
        <text:list-item>
          <text:p text:style-name="P4">Picked and packed automotive parts accurately to meet daily targets<text:line-break/></text:p>
        </text:list-item>
        <text:list-item>
          <text:p text:style-name="P9">Kept stock areas tidy and assisted with stock rotation<text:line-break/></text:p>
        </text:list-item>
        <text:list-item>
          <text:p text:style-name="P9">Worked alongside dispatch to label and prepare shipments<text:line-break/></text:p>
        </text:list-item>
        <text:list-item>
          <text:p text:style-name="P13">Followed health and safety rules at all times<text:line-break/></text:p>
        </text:list-item>
      </text:list>
      <text:p text:style-name="P1"><text:span text:style-name="T1">Warehouse Operative / Production Assistant<text:line-break/></text:span> <text:span text:style-name="T3">Ruthless Gym Equipment, Birmingham<text:line-break/></text:span> <text:span text:style-name="T3">March 2022 – May 2023</text:span></text:p>
      <text:list xml:id="list3719596982" text:style-name="WWNum4">
        <text:list-item>
          <text:p text:style-name="P5">Operated basic machinery to help produce gym weights and components<text:line-break/></text:p>
        </text:list-item>
        <text:list-item>
          <text:p text:style-name="P10">Carried out visual quality checks and packaged finished goods<text:line-break/></text:p>
        </text:list-item>
        <text:list-item>
          <text:p text:style-name="P10">Unloaded deliveries and moved stock to storage areas<text:line-break/></text:p>
        </text:list-item>
        <text:list-item>
          <text:p text:style-name="P14"><text:soft-page-break/>Maintained a safe and clean work environment<text:line-break/></text:p>
        </text:list-item>
      </text:list>
      <text:p text:style-name="P1"><text:span text:style-name="T1">General Warehouse Assistant (Temp)<text:line-break/></text:span> <text:span text:style-name="T3">Midlands Logistics Group, Birmingham<text:line-break/></text:span> <text:span text:style-name="T3">Nov 2021 – Jan 2022</text:span></text:p>
      <text:list xml:id="list778428" text:style-name="WWNum2">
        <text:list-item>
          <text:p text:style-name="P6">Supported general warehouse operations including goods-in and goods-out<text:line-break/></text:p>
        </text:list-item>
        <text:list-item>
          <text:p text:style-name="P11">Wrapped pallets, labelled shipments, and helped with stock control<text:line-break/></text:p>
        </text:list-item>
        <text:list-item>
          <text:p text:style-name="P11">Used handheld scanners and followed team instructions<text:line-break/></text:p>
        </text:list-item>
        <text:list-item>
          <text:p text:style-name="P15">Maintained efficiency under tight deadlines<text:line-break/></text:p>
        </text:list-item>
      </text:list>
      <text:p text:style-name="Standard"><draw:rect text:anchor-type="as-char" style:rel-width="100%" draw:z-index="3" draw:style-name="gr1" draw:text-style-name="P18" svg:width="0.0012in" svg:height="0.0213in"><text:p/></draw:rect></text:p>
      <text:p text:style-name="P17"><text:bookmark text:name="_qsj5r1x81zro"/><text:span text:style-name="T2">Education</text:span></text:p>
      <text:p text:style-name="P1"><text:span text:style-name="T1">BSc (Hons) – Computer Science (2:1)<text:line-break/></text:span> <text:span text:style-name="T3">Aston University, Birmingham<text:line-break/></text:span> <text:span text:style-name="T3">Graduated: 2021<text:line-break/></text:span> Gained problem-solving skills, attention to detail, and experience working with systems and technology—skills that support warehouse processes like stock tracking and system updates.</text:p>
      <text:p text:style-name="Standard"><draw:rect text:anchor-type="as-char" style:rel-width="100%" draw:z-index="4" draw:style-name="gr1" draw:text-style-name="P18" svg:width="0.0012in" svg:height="0.0213in"><text:p/></draw:rect></text:p>
      <text:p text:style-name="P17"><text:bookmark text:name="_9xr8dywpxhgr"/><text:span text:style-name="T2">Training &amp; Certifications</text:span></text:p>
      <text:list xml:id="list2206145354" text:style-name="WWNum1">
        <text:list-item>
          <text:p text:style-name="P7">Health &amp; Safety in the Workplace – <text:span text:style-name="T3">2023<text:line-break/></text:span></text:p>
        </text:list-item>
        <text:list-item>
          <text:p text:style-name="P16">Manual Handling Awareness – <text:span text:style-name="T3">2022<text:line-break/></text:span></text:p>
        </text:list-item>
      </text:list>
      <text:p text:style-name="Standard"><draw:rect text:anchor-type="as-char" style:rel-width="100%" draw:z-index="5" draw:style-name="gr1" draw:text-style-name="P18" svg:width="0.0012in" svg:height="0.0213in"><text:p/></draw:rect></text:p>
      <text:p text:style-name="P17"><text:bookmark text:name="_lab6zrjwjx4p"/><text:span text:style-name="T2">References</text:span></text:p>
      <text:p text:style-name="P1">Available upon reque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306" meta:character-count="2064" meta:non-whitespace-character-count="1775"/>
    <meta:generator>LibreOfficeDev/6.0.5.2$Linux_X86_64 LibreOffice_project/</meta:generator>
  </office:meta>
</office:document-meta>
</file>